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solid" draw:fill-color="#c55a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3856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svg:stroke-linecap="butt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b447b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b6a04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2f559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solid" draw:fill-color="#2f559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b447b7" draw:textarea-vertical-align="middle" draw:auto-grow-height="false" draw:fit-to-size="false" style:shrink-to-fit="false" fo:min-height="2.976cm" fo:min-width="2.261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860d" draw:textarea-vertical-align="middle" draw:auto-grow-height="false" draw:fit-to-size="false" style:shrink-to-fit="false" fo:min-height="2.698cm" fo:min-width="4.23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solid" draw:fill-color="#ff860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c55a11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385623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808080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b447b7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b6a04e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00b050"/>
      <style:paragraph-properties fo:text-align="center" style:font-independent-line-spacing="true"/>
      <style:text-properties fo:font-size="18pt"/>
    </style:style>
    <style:style style:name="P12" style:family="paragraph">
      <loext:graphic-properties draw:fill="solid" draw:fill-color="#2f5597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2f5597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f860d"/>
      <style:paragraph-properties fo:text-align="center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4" draw:style-name="gr1" draw:text-style-name="P1" draw:layer="layout" svg:width="2.76cm" svg:height="3.345cm" svg:x="2.356cm" svg:y="3.328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2.76cm" svg:height="3.345cm" svg:x="7.105cm" svg:y="3.328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2.76cm" svg:height="3.345cm" svg:x="12.277cm" svg:y="3.328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1.435cm" svg:height="3.388cm" svg:x="21.268cm" svg:y="3.328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1.435cm" svg:height="3.388cm" svg:x="17.669cm" svg:y="3.334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3" draw:text-style-name="P3" draw:layer="layout" svg:width="5.263cm" svg:height="3.388cm" svg:x="25.658cm" svg:y="3.328cm">
          <text:p text:style-name="P16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" draw:style-name="gr4" draw:text-style-name="P4" draw:layer="layout" svg:width="32.614cm" svg:height="0.478cm" svg:x="0.626cm" svg:y="8.073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5" draw:text-style-name="P6" draw:layer="layout" svg:width="1.932cm" svg:height="1.775cm" svg:x="3.143cm" svg:y="4.411cm">
          <text:p text:style-name="P5"><text:span text:style-name="T1">Q2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5" draw:text-style-name="P6" draw:layer="layout" svg:width="1.324cm" svg:height="1.013cm" svg:x="7.896cm" svg:y="4.442cm">
          <text:p text:style-name="P5"><text:span text:style-name="T1">Q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5" draw:text-style-name="P6" draw:layer="layout" svg:width="1.545cm" svg:height="1.013cm" svg:x="13.073cm" svg:y="4.283cm">
          <text:p text:style-name="P5"><text:span text:style-name="T1">Q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5" draw:text-style-name="P6" draw:layer="layout" svg:width="2.06cm" svg:height="1.013cm" svg:x="27.59cm" svg:y="4.432cm">
          <text:p text:style-name="P5"><text:span text:style-name="T1">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7" draw:layer="layout" svg:width="2.76cm" svg:height="3.225cm" svg:x="12.754cm" svg:y="9.737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7" draw:layer="layout" svg:width="2.76cm" svg:height="3.225cm" svg:x="5.701cm" svg:y="9.762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7" draw:layer="layout" svg:width="2.76cm" svg:height="3.225cm" svg:x="2.315cm" svg:y="9.762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7" draw:layer="layout" svg:width="2.76cm" svg:height="3.225cm" svg:x="17.24cm" svg:y="9.77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5" draw:text-style-name="P6" draw:layer="layout" svg:width="1.83cm" svg:height="1.013cm" svg:x="2.846cm" svg:y="10.835cm">
          <text:p text:style-name="P5"><text:span text:style-name="T1">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5" draw:text-style-name="P6" draw:layer="layout" svg:width="1.899cm" svg:height="1.013cm" svg:x="13.202cm" svg:y="10.819cm">
          <text:p text:style-name="P5"><text:span text:style-name="T1">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" draw:text-style-name="P6" draw:layer="layout" svg:width="1.936cm" svg:height="1.013cm" svg:x="6.168cm" svg:y="10.835cm">
          <text:p text:style-name="P5"><text:span text:style-name="T1">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5" draw:text-style-name="P6" draw:layer="layout" svg:width="1.743cm" svg:height="1.013cm" svg:x="17.749cm" svg:y="10.814cm">
          <text:p text:style-name="P5"><text:span text:style-name="T1">KM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" draw:text-style-name="P4" draw:layer="layout" svg:width="32.614cm" svg:height="0.478cm" svg:x="0.626cm" svg:y="14.161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5" draw:text-style-name="P6" draw:layer="layout" svg:width="1.435cm" svg:height="1.013cm" svg:x="17.711cm" svg:y="4.411cm">
          <text:p text:style-name="P5"><text:span text:style-name="T1">Q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5" draw:text-style-name="P6" draw:layer="layout" svg:width="1.435cm" svg:height="1.013cm" svg:x="21.341cm" svg:y="4.51cm">
          <text:p text:style-name="P5"><text:span text:style-name="T1">Q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5" draw:text-style-name="P6" draw:layer="layout" svg:width="33.166cm" svg:height="1.098cm" svg:x="0.865cm" svg:y="1.311cm">
          <text:p text:style-name="P5"><text:span text:style-name="T3">Schémas d’implantation, Conroux/Fonte/Gadenn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8" draw:layer="layout" svg:width="8.854cm" svg:height="2.947cm" svg:x="1.914cm" svg:y="15.64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5" draw:text-style-name="P6" draw:layer="layout" svg:width="7.626cm" svg:height="1.013cm" svg:x="2.846cm" svg:y="16.606cm">
          <text:p text:style-name="P5"><text:span text:style-name="T1">BORNIERS DE PUISSANC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9" draw:layer="layout" svg:width="8.298cm" svg:height="2.947cm" svg:x="11.868cm" svg:y="15.64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5" draw:text-style-name="P6" draw:layer="layout" svg:width="7.671cm" svg:height="1.013cm" svg:x="12.277cm" svg:y="16.496cm">
          <text:p text:style-name="P5"><text:span text:style-name="T1">BORNIERS DE COMMAN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10" draw:layer="layout" svg:width="1.287cm" svg:height="2.947cm" svg:x="31.952cm" svg:y="15.64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11" draw:layer="layout" svg:width="1.287cm" svg:height="2.947cm" svg:x="30.664cm" svg:y="15.64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2" draw:style-name="gr5" draw:text-style-name="P6" draw:layer="layout" svg:width="2.318cm" svg:height="1.013cm" svg:x="30.922cm" svg:y="16.606cm">
          <text:p text:style-name="P5"><text:span text:style-name="T1">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1" draw:text-style-name="P12" draw:layer="layout" svg:width="4.729cm" svg:height="2.947cm" svg:x="20.192cm" svg:y="15.645cm">
          <text:p text:style-name="P16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4" draw:style-name="gr12" draw:text-style-name="P13" draw:layer="layout" svg:width="3.185cm" svg:height="1.013cm" svg:x="21cm" svg:y="16.5cm">
          <text:p text:style-name="P5"><text:span text:style-name="T1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7" draw:layer="layout" svg:width="2.76cm" svg:height="3.225cm" svg:x="25.24cm" svg:y="9.7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4" draw:text-style-name="P14" draw:layer="layout" svg:width="1.725cm" svg:height="1.013cm" svg:x="25.841cm" svg:y="10.913cm">
          <text:p text:style-name="P5"><text:span text:style-name="T1">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_0" draw:style-name="gr15" draw:text-style-name="P15" draw:layer="layout" svg:width="4.729cm" svg:height="2.947cm" svg:x="25.5cm" svg:y="15.6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4_0" draw:style-name="gr16" draw:text-style-name="P17" draw:layer="layout" svg:width="4.185cm" svg:height="1.603cm" svg:x="25.815cm" svg:y="16.397cm">
          <text:p text:style-name="P16"><text:span text:style-name="T4">ALIMENTATION 3P +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5-08">08/05/2022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initial-creator>NOIRET Garance</meta:initial-creator>
    <meta:editing-cycles>6</meta:editing-cycles>
    <meta:creation-date>2022-03-23T14:35:35</meta:creation-date>
    <dc:date>2022-05-08T16:21:32.844000000</dc:date>
    <meta:editing-duration>PT44M30S</meta:editing-duration>
    <meta:generator>LibreOffice/7.0.4.2$Windows_X86_64 LibreOffice_project/dcf040e67528d9187c66b2379df5ea4407429775</meta:generator>
    <meta:document-statistic meta:object-count="58"/>
    <meta:user-defined meta:name="AppVersion">16.0000</meta:user-defined>
    <meta:user-defined meta:name="PresentationFormat">Grand écran</meta:user-defined>
    <meta:user-defined meta:name="Slides" meta:value-type="float">1</meta:user-defined>
  </office:meta>
</office:document-meta>
</file>